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7416" officeooo:paragraph-rsid="00097416"/>
    </style:style>
    <style:style style:name="P2" style:family="paragraph" style:parent-style-name="Standard">
      <style:paragraph-properties fo:text-align="start" style:justify-single-word="false"/>
      <style:text-properties officeooo:rsid="00097416" officeooo:paragraph-rsid="00097416"/>
    </style:style>
    <style:style style:name="P3" style:family="paragraph" style:parent-style-name="Standard">
      <style:paragraph-properties fo:text-align="start" style:justify-single-word="false"/>
      <style:text-properties officeooo:rsid="000b52d6" officeooo:paragraph-rsid="000b52d6"/>
    </style:style>
    <style:style style:name="P4" style:family="paragraph" style:parent-style-name="Standard">
      <style:paragraph-properties fo:text-align="start" style:justify-single-word="false">
        <style:tab-stops>
          <style:tab-stop style:position="0.503cm"/>
        </style:tab-stops>
      </style:paragraph-properties>
      <style:text-properties officeooo:rsid="000b52d6" officeooo:paragraph-rsid="000b52d6"/>
    </style:style>
    <style:style style:name="P5" style:family="paragraph" style:parent-style-name="Standard">
      <style:paragraph-properties fo:text-align="start" style:justify-single-word="false">
        <style:tab-stops>
          <style:tab-stop style:position="0.503cm"/>
        </style:tab-stops>
      </style:paragraph-properties>
      <style:text-properties officeooo:rsid="000d4dab" officeooo:paragraph-rsid="000d4dab"/>
    </style:style>
    <style:style style:name="P6" style:family="paragraph" style:parent-style-name="Standard">
      <style:paragraph-properties fo:text-align="start" style:justify-single-word="false">
        <style:tab-stops>
          <style:tab-stop style:position="0.397cm"/>
        </style:tab-stops>
      </style:paragraph-properties>
      <style:text-properties officeooo:rsid="000d4dab" officeooo:paragraph-rsid="000d4dab"/>
    </style:style>
    <style:style style:name="T1" style:family="text">
      <style:text-properties officeooo:rsid="000b52d6"/>
    </style:style>
    <style:style style:name="T2" style:family="text">
      <style:text-properties officeooo:rsid="000f36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2 <text:span text:style-name="T2">Base de données</text:span></text:p>
      <text:p text:style-name="P1"/>
      <text:p text:style-name="P2">Exercice 1</text:p>
      <text:p text:style-name="P2"/>
      <text:p text:style-name="P2">a) Il y a 4 Thriller.</text:p>
      <text:p text:style-name="P2">b) <text:span text:style-name="T1">Les films n°20,30,40,50.</text:span></text:p>
      <text:p text:style-name="P3">c) C'est Hitchcock</text:p>
      <text:p text:style-name="P3">d) Worthington, Weaver</text:p>
      <text:p text:style-name="P4">e) Genre : 1 seul possible car dans la même table que Film</text:p>
      <text:p text:style-name="P4"><text:tab/>Réalisateur : idem</text:p>
      <text:p text:style-name="P4"><text:tab/>Acteur : Plusieurs possibles car dans des tables différentes.</text:p>
      <text:p text:style-name="P5">f) En 19260 : Psychose et Opération jupons.</text:p>
      <text:p text:style-name="P5">g) Plus gros salaire d'un acteur : 500.</text:p>
      <text:p text:style-name="P5">h) Hitchcock, Soupçons, 0.</text:p>
      <text:p text:style-name="P5">i) Hitchcock, la mort aux trousses, NULL.</text:p>
      <text:p text:style-name="P5"/>
      <text:p text:style-name="P5">Exercice 2</text:p>
      <text:p text:style-name="P5"/>
      <text:p text:style-name="P5">a) Film : 110 23 TH 'Les infiltrés' 2006 150 90</text:p>
      <text:p text:style-name="P6"><text:tab/>Individu : 23 Scorsese Martin 17/11/1942 New-y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4:39:02.650000000</meta:creation-date>
    <dc:date>2015-09-11T14:55:12.231000000</dc:date>
    <meta:editing-duration>PT16M12S</meta:editing-duration>
    <meta:editing-cycles>4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16" meta:word-count="94" meta:character-count="512" meta:non-whitespace-character-count="431"/>
  </office:meta>
</office:document-meta>
</file>